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2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language="uk" fo:country="UA" style:language-asian="ru" style:country-asian="RU"/>
    </style:style>
    <style:style style:name="P2" style:family="paragraph" style:parent-style-name="Standard" style:list-style-name="WW8Num2">
      <style:paragraph-properties fo:line-height="150%">
        <style:tab-stops>
          <style:tab-stop style:position="5.75in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4" style:family="paragraph" style:parent-style-name="Standard" style:list-style-name="WW8Num2">
      <style:paragraph-properties fo:line-height="150%">
        <style:tab-stops>
          <style:tab-stop style:position="5.75in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5" style:family="paragraph" style:parent-style-name="Standard" style:list-style-name="WW8Num1">
      <style:paragraph-properties fo:line-height="150%"/>
      <style:text-properties fo:font-size="14pt" fo:language="uk" fo:country="UA" officeooo:paragraph-rsid="001701f0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Standard">
      <style:paragraph-properties fo:margin-left="0in" fo:margin-right="0in" fo:margin-top="0.1665in" fo:margin-bottom="0in" style:contextual-spacing="false" fo:line-height="150%" fo:text-indent="0.3937in" style:auto-text-indent="false"/>
    </style:style>
    <style:style style:name="P8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3937in" style:auto-text-indent="false"/>
    </style:style>
    <style:style style:name="P9" style:family="paragraph" style:parent-style-name="Standard">
      <style:paragraph-properties fo:margin-left="0in" fo:margin-right="0in" fo:margin-top="0.1665in" fo:margin-bottom="0in" style:contextual-spacing="false" fo:line-height="150%" fo:text-indent="0.3937in" style:auto-text-indent="false"/>
      <style:text-properties officeooo:paragraph-rsid="001701f0"/>
    </style:style>
    <style:style style:name="P10" style:family="paragraph" style:parent-style-name="Standard">
      <style:paragraph-properties fo:margin-left="0in" fo:margin-right="0in" fo:margin-top="0.1665in" fo:margin-bottom="0in" style:contextual-spacing="false" fo:line-height="150%" fo:text-indent="0.3937in" style:auto-text-indent="false">
        <style:tab-stops>
          <style:tab-stop style:position="5.1252in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3937in" style:auto-text-indent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indent="0.3937in" style:auto-text-indent="false"/>
    </style:style>
    <style:style style:name="P13" style:family="paragraph" style:parent-style-name="Standard">
      <style:paragraph-properties fo:margin-left="0in" fo:margin-right="0in" fo:line-height="150%" fo:text-indent="0.3937in" style:auto-text-indent="false">
        <style:tab-stops>
          <style:tab-stop style:position="5.1252in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in" fo:margin-right="0in" fo:line-height="150%" fo:text-indent="0.3937in" style:auto-text-indent="false"/>
      <style:text-properties officeooo:paragraph-rsid="001701f0"/>
    </style:style>
    <style:style style:name="P15" style:family="paragraph" style:parent-style-name="Standard">
      <style:paragraph-properties fo:margin-left="0in" fo:margin-right="0in" fo:line-height="150%" fo:text-indent="0.3937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indent="0.3937in" style:auto-text-indent="false"/>
      <style:text-properties fo:font-size="14pt" fo:language="uk" fo:country="UA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fo:font-size="14pt" fo:language="uk" fo:country="U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indent="0.3937in" style:auto-text-indent="false">
        <style:tab-stops>
          <style:tab-stop style:position="5.1252in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indent="0.5in" style:auto-text-indent="false"/>
      <style:text-properties officeooo:paragraph-rsid="001701f0"/>
    </style:style>
    <style:style style:name="P20" style:family="paragraph" style:parent-style-name="Standard" style:list-style-name="WW8Num1">
      <style:paragraph-properties fo:margin-left="0.9957in" fo:margin-right="0in" fo:line-height="150%" fo:text-indent="-0.248in" style:auto-text-indent="false"/>
    </style:style>
    <style:style style:name="P21" style:family="paragraph" style:parent-style-name="Footer">
      <style:paragraph-properties fo:margin-left="0in" fo:margin-right="0.25in" fo:text-indent="0in" style:auto-text-indent="false"/>
    </style:style>
    <style:style style:name="P22" style:family="paragraph" style:parent-style-name="Heading_20_2">
      <style:paragraph-properties fo:margin-left="0in" fo:margin-right="0in" fo:line-height="150%" fo:text-align="center" style:justify-single-word="false" fo:text-indent="0in" style:auto-text-indent="false"/>
      <style:text-properties style:font-size-complex="14pt"/>
    </style:style>
    <style:style style:name="P23" style:family="paragraph" style:parent-style-name="Normal_20__28_Web_29_">
      <style:paragraph-properties fo:margin-top="0in" fo:margin-bottom="0in" style:contextual-spacing="false" fo:line-height="150%" fo:text-align="center" style:justify-single-word="false"/>
    </style:style>
    <style:style style:name="P24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officeooo:paragraph-rsid="001701f0"/>
    </style:style>
    <style:style style:name="P25" style:family="paragraph" style:parent-style-name="Normal_20__28_Web_29_">
      <style:paragraph-properties fo:margin-top="0in" fo:margin-bottom="0in" style:contextual-spacing="false" fo:line-height="150%" fo:text-align="justify" style:justify-single-word="false"/>
    </style:style>
    <style:style style:name="P26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7" style:family="paragraph" style:parent-style-name="Normal_20__28_Web_29_">
      <style:paragraph-properties fo:margin-top="0in" fo:margin-bottom="0in" style:contextual-spacing="false" fo:text-align="end" style:justify-single-word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8" style:family="paragraph" style:parent-style-name="Normal_20__28_Web_29_">
      <style:paragraph-properties fo:margin-top="0in" fo:margin-bottom="0in" style:contextual-spacing="false" fo:text-align="end" style:justify-single-word="false" style:snap-to-layout-grid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9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30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fo:font-size="14pt" fo:language="en" fo:country="US" style:font-size-asian="14pt" style:font-size-complex="14pt" style:font-weight-complex="bold"/>
    </style:style>
    <style:style style:name="P31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32" style:family="paragraph" style:parent-style-name="Normal_20__28_Web_29_">
      <style:paragraph-properties fo:margin-top="0in" fo:margin-bottom="0in" style:contextual-spacing="false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33" style:family="paragraph" style:parent-style-name="Normal_20__28_Web_29_">
      <style:paragraph-properties fo:margin-top="0in" fo:margin-bottom="0in" style:contextual-spacing="false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4" style:family="paragraph" style:parent-style-name="Normal_20__28_Web_29_" style:master-page-name="First_20_Page">
      <style:paragraph-properties fo:margin-top="0in" fo:margin-bottom="0in" style:contextual-spacing="false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5" style:family="paragraph" style:parent-style-name="Normal_20__28_Web_29_">
      <style:paragraph-properties fo:margin-left="3.6252in" fo:margin-right="0in" fo:margin-top="0in" fo:margin-bottom="0in" style:contextual-spacing="false" fo:line-height="150%" fo:text-indent="0in" style:auto-text-indent="false"/>
    </style:style>
    <style:style style:name="P36" style:family="paragraph" style:parent-style-name="Normal_20__28_Web_29_">
      <style:paragraph-properties fo:margin-left="3.6252in" fo:margin-right="0in" fo:margin-top="0in" fo:margin-bottom="0in" style:contextual-spacing="false" fo:line-height="150%" fo:text-indent="0in" style:auto-text-indent="false"/>
      <style:text-properties fo:font-size="14pt" fo:language="uk" fo:country="UA" style:font-size-asian="14pt" style:font-size-complex="14pt" style:font-weight-complex="bold"/>
    </style:style>
    <style:style style:name="P37" style:family="paragraph" style:parent-style-name="Normal_20__28_Web_29_">
      <style:paragraph-properties fo:margin-left="3.6252in" fo:margin-right="0in" fo:margin-top="0in" fo:margin-bottom="0in" style:contextual-spacing="false" fo:line-height="150%" fo:text-indent="-3.6252in" style:auto-text-indent="false"/>
    </style:style>
    <style:style style:name="P38" style:family="paragraph" style:parent-style-name="Normal_20__28_Web_29_">
      <style:paragraph-properties fo:margin-left="3.6252in" fo:margin-right="0in" fo:margin-top="0in" fo:margin-bottom="0in" style:contextual-spacing="false" fo:line-height="150%" fo:text-indent="-3.6252in" style:auto-text-indent="false"/>
      <style:text-properties fo:font-size="14pt" fo:language="uk" fo:country="UA" style:font-size-asian="14pt" style:font-size-complex="14pt" style:font-weight-complex="bold"/>
    </style:style>
    <style:style style:name="P39" style:family="paragraph" style:parent-style-name="Normal_20__28_Web_29_">
      <style:paragraph-properties fo:margin-left="3.6252in" fo:margin-right="0in" fo:margin-top="0.1665in" fo:margin-bottom="0in" style:contextual-spacing="false" fo:line-height="150%" fo:text-indent="-3.6252in" style:auto-text-indent="false"/>
    </style:style>
    <style:style style:name="P40" style:family="paragraph" style:parent-style-name="Normal_20__28_Web_29_">
      <style:paragraph-properties fo:margin-top="0.1665in" fo:margin-bottom="0in" style:contextual-spacing="false">
        <style:tab-stops>
          <style:tab-stop style:position="1.5752in"/>
          <style:tab-stop style:position="2in"/>
          <style:tab-stop style:position="5.1252in"/>
        </style:tab-stops>
      </style:paragraph-properties>
    </style:style>
    <style:style style:name="P41" style:family="paragraph" style:parent-style-name="Normal_20__28_Web_29_">
      <style:paragraph-properties fo:margin-top="0.1665in" fo:margin-bottom="0in" style:contextual-spacing="false">
        <style:tab-stops>
          <style:tab-stop style:position="1.5752in"/>
          <style:tab-stop style:position="2in"/>
          <style:tab-stop style:position="5.1252in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42" style:family="paragraph" style:parent-style-name="Normal_20__28_Web_29_">
      <style:paragraph-properties fo:margin-left="0in" fo:margin-right="0in" fo:margin-top="0in" fo:margin-bottom="0in" style:contextual-spacing="false" fo:line-height="150%" fo:text-indent="-3.6252in" style:auto-text-indent="false"/>
      <style:text-properties fo:font-size="14pt" fo:language="uk" fo:country="UA" style:font-size-asian="14pt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style:font-size-asian="14pt" style:font-size-complex="14pt" style:font-weight-complex="bold"/>
    </style:style>
    <style:style style:name="T5" style:family="text">
      <style:text-properties fo:font-size="14pt" fo:language="uk" fo:country="UA" officeooo:rsid="001701f0" style:font-size-asian="14pt" style:font-size-complex="14pt" style:font-weight-complex="bold"/>
    </style:style>
    <style:style style:name="T6" style:family="text">
      <style:text-properties fo:font-size="14pt" fo:language="uk" fo:country="UA" officeooo:rsid="001701f0" style:font-size-asian="14pt" style:font-size-complex="14pt"/>
    </style:style>
    <style:style style:name="T7" style:family="text">
      <style:text-properties fo:font-size="14pt" fo:language="uk" fo:country="UA" fo:font-weight="bold" style:font-size-asian="14pt" style:font-weight-asian="bold" style:font-size-complex="14pt"/>
    </style:style>
    <style:style style:name="T8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 style:font-weight-complex="bold"/>
    </style:style>
    <style:style style:name="T10" style:family="text">
      <style:text-properties fo:font-size="14pt" fo:language="en" fo:country="US" officeooo:rsid="001701f0" style:font-size-asian="14pt" style:font-size-complex="14pt" style:font-weight-complex="bold"/>
    </style:style>
    <style:style style:name="T11" style:family="text">
      <style:text-properties fo:font-size="14pt" fo:language="en" fo:country="US" fo:font-weight="bold" officeooo:rsid="001701f0" style:font-size-asian="14pt" style:font-weight-asian="bold" style:font-size-complex="14pt" style:font-weight-complex="bold"/>
    </style:style>
    <style:style style:name="T12" style:family="text">
      <style:text-properties fo:font-size="13.5pt" fo:language="uk" fo:country="UA" style:font-size-asian="13.5pt" style:font-size-complex="13.5pt"/>
    </style:style>
    <style:style style:name="T13" style:family="text">
      <style:text-properties fo:color="#000000" fo:font-size="14pt" fo:language="uk" fo:country="UA" style:font-size-asian="14pt" style:font-size-complex="14pt"/>
    </style:style>
    <style:style style:name="T14" style:family="text">
      <style:text-properties fo:font-size="10pt" fo:language="uk" fo:country="UA" style:font-size-asian="10pt" style:font-size-complex="10pt" style:font-weight-complex="bold"/>
    </style:style>
    <style:style style:name="T15" style:family="text">
      <style:text-properties officeooo:rsid="001701f0"/>
    </style:style>
    <style:style style:name="T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Факультет прикладної математики</text:p>
      <text:p text:style-name="P26">Кафедра програмного забезпечення комп’ютерних систем</text:p>
      <text:p text:style-name="P26"/>
      <text:p text:style-name="P36">“ЗАТВЕРДЖЕНО”</text:p>
      <text:p text:style-name="P36">Завідувач кафедри</text:p>
      <text:p text:style-name="P36">__________ І.А.Дичка</text:p>
      <text:p text:style-name="P35"><text:span text:style-name="T4">“___” ____________ 201</text:span><text:span text:style-name="T10">3</text:span><text:span text:style-name="T4"> р.<text:tab/></text:span></text:p>
      <text:p text:style-name="P26"/>
      <text:p text:style-name="P29"/>
      <text:p text:style-name="P29"/>
      <text:p text:style-name="P31"/>
      <text:p text:style-name="P24"><text:span text:style-name="T11">СИСТЕМА РОЗПІЗНАВАННЯ ГРАФІЧНИХ ОБРАЗІВ НА ОСНОВІ ВИКОРИСТАННЯ ГРАФІЧНИХ ПРОЦЕСОРІВ</text:span></text:p>
      <text:p text:style-name="P26">Технічне завдання</text:p>
      <text:p text:style-name="P23"><text:span text:style-name="T3">ПЗКС.</text:span><text:span text:style-name="T12">045440</text:span><text:span text:style-name="T13">-02-91</text:span></text:p>
      <text:p text:style-name="P32"/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“ПОГОДЖЕНО”</text:p>
            <text:p text:style-name="P38"/>
            <text:p text:style-name="P37"><text:span text:style-name="T4">Керівник проекту:</text:span></text:p>
            <text:p text:style-name="P39"><text:span text:style-name="T4">__________ В.В.</text:span><text:span text:style-name="T14"> </text:span><text:span text:style-name="T4">Василенко</text:span></text:p>
            <text:p text:style-name="P38"/>
            <text:p text:style-name="P38">Нормоконтроль:</text:p>
            <text:p text:style-name="P39"><text:span text:style-name="T4">__________ М.В.Онай</text:span></text:p>
            <text:p text:style-name="P42">__” ____________ 2011 р.</text:p>
          </table:table-cell>
          <table:table-cell table:style-name="Table1.A1" office:value-type="string">
            <text:p text:style-name="P28"/>
            <text:p text:style-name="P27"/>
            <text:p text:style-name="P27"/>
            <text:p text:style-name="P27"/>
            <text:p text:style-name="P27"/>
            <text:p text:style-name="P27"/>
            <text:p text:style-name="P41"/>
            <text:p text:style-name="P40"><text:span text:style-name="T4">Виконавець:</text:span><text:span text:style-name="T8"> </text:span></text:p>
            <text:p text:style-name="P40"><text:span text:style-name="T4">__________ </text:span><text:span text:style-name="T5">О. В. Паляниця</text:span></text:p>
            <text:p text:style-name="P29"/>
          </table:table-cell>
        </table:table-row>
      </table:table>
      <text:p text:style-name="P23"/>
      <text:p text:style-name="P29"/>
      <text:p text:style-name="P23"><text:span text:style-name="T4">201</text:span><text:span text:style-name="T10">3</text:span></text:p>
      <text:h text:style-name="P22" text:outline-level="2"><text:soft-page-break/>ЗМІСТ</text:h>
      <text:p text:style-name="P1"/>
      <text:p text:style-name="P1"/>
      <text:list xml:id="list1012934783" text:style-name="WW8Num2">
        <text:list-item>
          <text:p text:style-name="P2"><text:span text:style-name="T3">Найменування та галузь застосування<text:tab/>3</text:span></text:p>
        </text:list-item>
        <text:list-item>
          <text:p text:style-name="P2"><text:span text:style-name="T13">Підстава для розроблення</text:span><text:span text:style-name="T3"><text:tab/>3</text:span></text:p>
        </text:list-item>
        <text:list-item>
          <text:p text:style-name="P4">Призначення розробки<text:tab/>3</text:p>
        </text:list-item>
        <text:list-item>
          <text:p text:style-name="P2"><text:span text:style-name="T13">Вимоги до програмного продукту</text:span><text:span text:style-name="T3"><text:tab/>3</text:span></text:p>
        </text:list-item>
        <text:list-item>
          <text:p text:style-name="P2"><text:span text:style-name="T13">Вимоги до проектної документації</text:span><text:span text:style-name="T3"><text:tab/>4</text:span></text:p>
        </text:list-item>
        <text:list-item>
          <text:p text:style-name="P2"><text:span text:style-name="T3">Етапи </text:span><text:span text:style-name="T13">проектування</text:span><text:span text:style-name="T3"><text:tab/>5</text:span></text:p>
        </text:list-item>
        <text:list-item>
          <text:p text:style-name="P2"><text:span text:style-name="T13">Порядок тестування розробки</text:span><text:span text:style-name="T3"><text:tab/>5</text:span></text:p>
        </text:list-item>
      </text:list>
      <text:p text:style-name="P33">1. НАЙМЕНУВАННЯ ТА ГАЛУЗЬ ЗАСТОСУВАННЯ</text:p>
      <text:p text:style-name="P7"><text:span text:style-name="T7">Назва розробки</text:span><text:span text:style-name="T3">: </text:span><text:span text:style-name="T6">Система розпізнавання графічних образів на основі використання графічних процесорів</text:span><text:span text:style-name="T3">.</text:span></text:p>
      <text:p text:style-name="P12"><text:span text:style-name="T7">Галузь застосування</text:span><text:span text:style-name="T3">: інформаційні технології.</text:span></text:p>
      <text:p text:style-name="P15"/>
      <text:p text:style-name="P15"/>
      <text:p text:style-name="P26">2. ПІДСТАВА ДЛЯ РОЗРОБЛЕННЯ</text:p>
      <text:p text:style-name="P8"><text:span text:style-name="T3">Підставою для розроблення є завдання на дипломне проектування, затверджене кафедрою програмного забезпечення комп’ютерних систем Національного технічного університету України «Київський політехнічний інститут» (НТУУ «КПІ»).</text:span></text:p>
      <text:p text:style-name="P15"/>
      <text:p text:style-name="P15"/>
      <text:p text:style-name="P26">3. ПРИЗНАЧЕННЯ РОЗРОБКИ </text:p>
      <text:p text:style-name="P8"><text:span text:style-name="T3">Розробка призначена для </text:span><text:span text:style-name="T6">виявлення облич у відеопотоці, що отримується з веб-камери, або на статичних зображеннях, з метою подальшої обробки чи аналізу.</text:span></text:p>
      <text:p text:style-name="P15"/>
      <text:p text:style-name="P15"/>
      <text:p text:style-name="P26">4. ВИМОГИ ДО ПРОГРАМНОГО ПРОДУКТУ </text:p>
      <text:p text:style-name="P9"><text:span text:style-name="T1">Web</text:span><text:span text:style-name="T3">-ресурс повинен забезпечувати такі основні функції:</text:span></text:p>
      <text:p text:style-name="P12"><text:span text:style-name="T3"><text:tab/>1) </text:span><text:span text:style-name="T6">можливість завантаження зображень для обробки</text:span><text:span text:style-name="T3">;</text:span></text:p>
      <text:p text:style-name="P12"><text:span text:style-name="T3"><text:tab/>2) </text:span><text:span text:style-name="T6">можливість підключення веб-камери</text:span><text:span text:style-name="T3">;</text:span></text:p>
      <text:p text:style-name="P14"><text:span text:style-name="T3"><text:tab/>3) </text:span><text:span text:style-name="T6">можливість задання розміру кадрів, що отримуються з веб-камери</text:span><text:span text:style-name="T3">;</text:span></text:p>
      <text:p text:style-name="P19"><text:span text:style-name="T3">4) </text:span><text:span text:style-name="T6">позначення виявлених облич</text:span><text:span text:style-name="T3">;</text:span></text:p>
      <text:p text:style-name="P16"/>
      <text:p text:style-name="P12"><text:span text:style-name="T3">Розробку виконати на </text:span><text:span text:style-name="T6">мові C/C++</text:span><text:span text:style-name="T6"> з використанням програмної моделі CUDA</text:span><text:span text:style-name="T3">.</text:span></text:p>
      <text:p text:style-name="P23"><text:soft-page-break/><text:span text:style-name="T8">5. ВИМОГИ ДО ПРОЕКТНОЇ ДОКУМЕНТАЦІЇ</text:span></text:p>
      <text:p text:style-name="P8"><text:span text:style-name="T3">У процесі виконання проекту повинна бути розроблена наступна документація:</text:span></text:p>
      <text:p text:style-name="P17">1) пояснювальна записка;</text:p>
      <text:p text:style-name="P17">2) програма та методика тестування;</text:p>
      <text:p text:style-name="P17">3) керівництво користувача;</text:p>
      <text:p text:style-name="P17">4) креслення:</text:p>
      <text:list xml:id="list1556703065" text:style-name="WW8Num1">
        <text:list-item>
          <text:list>
            <text:list-item>
              <text:p text:style-name="P20"><text:span text:style-name="T3">«</text:span><text:span text:style-name="T6">Процес класифікації на CPU. Блок-схема алгоритму</text:span><text:span text:style-name="T3">»;</text:span></text:p>
            </text:list-item>
            <text:list-item>
              <text:p text:style-name="P5">«<text:span text:style-name="T15">Процес класифікації на GPU. Блок-схема алгоритму</text:span>».</text:p>
            </text:list-item>
          </text:list>
        </text:list-item>
      </text:list>
      <text:p text:style-name="P3"/>
      <text:p text:style-name="P6"/>
      <text:p text:style-name="P33">6. ЕТАПИ ПРОЕКТУВАННЯ</text:p>
      <text:p text:style-name="P10">Вивчення літератури за тематикою роботи<text:tab/>15.11.201<text:span text:style-name="T15">2</text:span></text:p>
      <text:p text:style-name="P18">Розроблення та узгодження технічного завдання<text:tab/>30.11.201<text:span text:style-name="T15">2</text:span></text:p>
      <text:p text:style-name="P13"><text:span text:style-name="T3">Розроблення структури </text:span><text:span text:style-name="T6">програмної розробки</text:span><text:span text:style-name="T3"><text:tab/>15.12.201</text:span><text:span text:style-name="T6">2</text:span></text:p>
      <text:p text:style-name="P13"><text:span text:style-name="T3">Програмна реалізація </text:span><text:span text:style-name="T6">системи</text:span><text:span text:style-name="T3"><text:tab/>15.03.201</text:span><text:span text:style-name="T6">3</text:span></text:p>
      <text:p text:style-name="P13"><text:span text:style-name="T3">Тестування </text:span><text:span text:style-name="T6">системи</text:span><text:span text:style-name="T3"><text:tab/>01.04.201</text:span><text:span text:style-name="T6">3</text:span></text:p>
      <text:p text:style-name="P13"><text:span text:style-name="T3">Підготовка матеріалів текстової частини проекту<text:tab/>30.04.201</text:span><text:span text:style-name="T6">3</text:span></text:p>
      <text:p text:style-name="P13"><text:span text:style-name="T3">Підготовка матеріалів графічної частини проекту<text:tab/>10.05.201</text:span><text:span text:style-name="T6">3</text:span></text:p>
      <text:p text:style-name="P13"><text:span text:style-name="T3">Оформлення технічної документації проекту<text:tab/>25.05.201</text:span><text:span text:style-name="T6">3</text:span></text:p>
      <text:p text:style-name="P15"/>
      <text:p text:style-name="P15"/>
      <text:p text:style-name="P26">7. ПОРЯДОК ТЕСТУВАННЯ РОЗРОБКИ</text:p>
      <text:p text:style-name="P16"/>
      <text:p text:style-name="P25"><text:span text:style-name="T4"><text:tab/>Тестування розробленого програмного продукту виконується відпо­відно до </text:span><text:span text:style-name="T2">“</text:span><text:span text:style-name="T4">Програми та методики тестування</text:span><text:span text:style-name="T2">”</text:span><text:span text:style-name="T4">.</text:span></text:p>
      <text:p text:style-name="P1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909in" fo:margin-right="0in" fo:line-height="140%" fo:text-align="justify" style:justify-single-word="false" fo:hyphenation-ladder-count="no-limit" fo:text-indent="0in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in"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18:37:00</meta:creation-date>
    <dc:creator>Oleh Palianytsia</dc:creator>
    <dc:date>2013-05-31T23:55:15</dc:date>
    <meta:editing-cycles>42</meta:editing-cycles>
    <meta:editing-duration>PT55M</meta:editing-duration>
    <meta:generator>LibreOffice/3.6$Linux_x86 LibreOffice_project/360m1$Build-2</meta:generator>
    <meta:document-statistic meta:table-count="1" meta:image-count="0" meta:object-count="0" meta:page-count="5" meta:paragraph-count="60" meta:word-count="301" meta:character-count="2464" meta:non-whitespace-character-count="2224"/>
    <meta:user-defined meta:name="Info 1"/>
    <meta:user-defined meta:name="Info 2"/>
    <meta:user-defined meta:name="Info 3"/>
    <meta:user-defined meta:name="Info 4"/>
  </office:meta>
</office:document-meta>
</file>